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orphans="0" fo:widows="0"/>
      <style:text-properties style:font-name="Times" fo:font-size="16pt" style:font-name-complex="Times1" style:font-size-complex="16pt"/>
    </style:style>
    <style:style style:name="P2" style:family="paragraph" style:parent-style-name="Standard">
      <style:paragraph-properties fo:text-align="justify" style:justify-single-word="false" fo:orphans="0" fo:widows="0"/>
    </style:style>
    <style:style style:name="P3" style:family="paragraph" style:parent-style-name="Standard" style:master-page-name="Standard">
      <style:paragraph-properties fo:orphans="0" fo:widows="0" style:page-number="auto"/>
      <style:text-properties style:font-name="Times" fo:font-size="16pt" style:font-name-complex="Times1" style:font-size-complex="16pt"/>
    </style:style>
    <style:style style:name="T1" style:family="text">
      <style:text-properties style:font-name="Calibri" fo:font-size="16pt" style:font-name-complex="Calibri1" style:font-size-complex="16pt"/>
    </style:style>
    <style:style style:name="T2" style:family="text">
      <style:text-properties style:font-name="Calibri" fo:font-size="16pt" style:text-underline-style="solid" style:text-underline-width="auto" style:text-underline-color="font-color" fo:font-weight="bold" style:font-weight-asian="bold" style:font-name-complex="Calibri1" style:font-size-complex="16pt" style:font-weight-complex="bold"/>
    </style:style>
    <style:style style:name="T3" style:family="text">
      <style:text-properties style:font-name="Calibri" fo:font-size="16pt" fo:font-weight="bold" style:font-weight-asian="bold" style:font-name-complex="Calibri1" style:font-size-complex="16pt" style:font-weight-complex="bold"/>
    </style:style>
    <style:style style:name="T4" style:family="text">
      <style:text-properties style:font-name="Times" fo:font-size="16pt" style:font-name-complex="Times1" style:font-size-complex="16pt"/>
    </style:style>
    <style:style style:name="T5" style:family="text">
      <style:text-properties fo:color="#0029f8" style:font-name="Calibri" fo:font-size="16pt" style:text-underline-style="solid" style:text-underline-width="auto" style:text-underline-color="#000000" style:font-name-complex="Calibri1"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text:span text:style-name="T2">Frequently Asked Questions for MAQS</text:span></text:p>
      <text:p text:style-name="P1"/>
      <text:p text:style-name="P2"><text:span text:style-name="T3">Q: What is this app used for?</text:span></text:p>
      <text:p text:style-name="P2"><text:span text:style-name="T1">A: The MAQS2 (Mobile Air Quality Sensing) app is used to monitor user location patterns and collect corresponding room air quality information.</text:span></text:p>
      <text:p text:style-name="P1"/>
      <text:p text:style-name="P2"><text:span text:style-name="T3">Q: How do you use this app? </text:span></text:p>
      <text:p text:style-name="P2"><text:span text:style-name="T1">A: Open the MAQS2 application and leave it running throughout the day. You can still press the power button to dim the screen and let it run on low power mode. It is best to keep the E-pod near the phone.</text:span></text:p>
      <text:p text:style-name="P1"/>
      <text:p text:style-name="P2"><text:span text:style-name="T3">Q:  How do you connect an Mpod with your phone?</text:span></text:p>
      <text:p text:style-name="P2"><text:span text:style-name="T1">1.  You must turn the Bluetooth function on in your phone.</text:span></text:p>
      <text:p text:style-name="P2"><text:span text:style-name="T1">You can do this by going to menu-settings then Wireless &amp; networks.</text:span></text:p>
      <text:p text:style-name="P2"><text:span text:style-name="T1">Once there you simply select the option to turn “on” Bluetooth.</text:span></text:p>
      <text:p text:style-name="P2"><text:span text:style-name="T1">2.  Pair the device in your phone</text:span></text:p>
      <text:p text:style-name="P2"><text:span text:style-name="T1">You can do this by going to menu-settings then Wireless &amp; Networks.</text:span></text:p>
      <text:p text:style-name="P2"><text:span text:style-name="T1">Once there you select bluetooth settings and you will go into a new</text:span></text:p>
      <text:p text:style-name="P2"><text:span text:style-name="T1">control panel. Click the option Scan for devices, you will see the</text:span></text:p>
      <text:p text:style-name="P2"><text:span text:style-name="T1">ENV-SENSOR in the list - click that. The system will ask you input a</text:span></text:p>
      <text:p text:style-name="P2"><text:span text:style-name="T1">PIN, which is 12345.</text:span></text:p>
      <text:p text:style-name="P2"><text:span text:style-name="T1">3.  Co back to the MAQS2 application and select the mpod.</text:span></text:p>
      <text:p text:style-name="P1"/>
      <text:p text:style-name="P2"><text:span text:style-name="T3">Q:  How do I turn off the Mpod</text:span></text:p>
      <text:p text:style-name="P2"><text:soft-page-break/><text:span text:style-name="T1">A:  To turn off the Mpod you must open the blue case so that you can access the red and blue button.  You will see the lights dim when the Mpod is off.  You don’t need to turn off the Mpod unless you want to save battery life.</text:span></text:p>
      <text:p text:style-name="P1"/>
      <text:p text:style-name="P2"><text:span text:style-name="T3">Q: How do I charge and how often should I charge the Mpod</text:span></text:p>
      <text:p text:style-name="P2"><text:span text:style-name="T1">A:  The phone and Mpod should each be charged overnight every night, using the supplied USB chargers.</text:span></text:p>
      <text:p text:style-name="P1"/>
      <text:p text:style-name="P2"><text:span text:style-name="T3">Q: How do I check to make sure the app is working?</text:span></text:p>
      <text:p text:style-name="P2"><text:span text:style-name="T1">A: Open the app and go to the ‘settings’ tab.  If the button on the right says ‘start service’, it means the app is not currently working, so you should press ‘start service’.  If the service is started but the app is not getting data, check to see what it says next to ‘MPOD:’.  If it says disconnected, there is a problem with a connection and you can try a few things: 1. Stop and start the service.  2.  Press the reset button on the Mpod using a paperclip. 3.  Make sure the Mpod is not more than 20 feet away from the phone.  If it is farther than that the Bluetooth connection may disconnect.  </text:span></text:p>
      <text:p text:style-name="P1"/>
      <text:p text:style-name="P2"><text:span text:style-name="T3">Q: What do I do if the app asks you to connect using WiFi?</text:span></text:p>
      <text:p text:style-name="P2"><text:span text:style-name="T1">A: First, exit the MAQS2 app using the home button (Looks like a small house).  Next, press the menu button ( it is directly to the left of the home button).  You should see a small menu pop up from the bottom of the screen.  Press on the bottom of these menu icons, on the one that says ‘Settings’.  Select Wireless and Network settings.  Then, press the button that says WiFi so that it turns off.  Wait a few moments, and then turn it back on.  It should connect to UCB Wireless.  If it does not connect to UCB </text:span><text:soft-page-break/><text:span text:style-name="T1">Wireless you can select WiFi Settings, and manually select the network you wish to join.  Exit using the home button and reopen the MAQS2 App.  Wait 30 seconds or so and it should vibrate twice, inviting you to select your location.  If this does not work, please email your contact.</text:span></text:p>
      <text:p text:style-name="P1"/>
      <text:p text:style-name="P2"><text:span text:style-name="T3">Q:  How do I connect to a new WiFi network?</text:span></text:p>
      <text:p text:style-name="P2"><text:span text:style-name="T1">A:  Repeat the steps above until you are in the WiFi settings menu.  Select the network you would like to join and enter the username and password.  Exit the screen and reopen the MAQS2 App.  </text:span></text:p>
      <text:p text:style-name="P1"/>
      <text:p text:style-name="P2"><text:span text:style-name="T3">Q: How do you name rooms?</text:span></text:p>
      <text:p text:style-name="P2"><text:span text:style-name="T1">A:  There are many people naming the same buildings and rooms and it is important to remain consistent.</text:span></text:p>
      <text:p text:style-name="P2"><text:span text:style-name="T3">Buildings</text:span><text:span text:style-name="T1">:  Use the full name of the building as it would appear in the address.  Good example: Engineering Center.  Bad example:  EC.  If the building is your home, you should write your name followed by ‘home’ (Eg.  ‘Max Home’).  If you are at someone else’s home, write the address in the ‘building’ field.  If you are at a grocery store, write the name of the grocery store and the street is is on.</text:span></text:p>
      <text:p text:style-name="P2"><text:span text:style-name="T3">Room</text:span><text:span text:style-name="T1">:  Be as specific as possible.  Instead of writing ‘Thermo Class’, write the actual room number.  </text:span></text:p>
      <text:p text:style-name="P2"><text:span text:style-name="T1">If you are in a residence, you may simply write the type of room you are in eg. ‘kitchen’.</text:span></text:p>
      <text:p text:style-name="P1"/>
      <text:p text:style-name="P2"><text:span text:style-name="T3">Q: Will this app use my phone’s data plan?</text:span></text:p>
      <text:p text:style-name="P2"><text:span text:style-name="T1">A: No, all the data our app transmits through WiFi connection. If you do not have WiFi connection on your phone, we will log all the data to a local file.</text:span></text:p>
      <text:p text:style-name="P2"><text:span text:style-name="T1">Note: you could press “setting”-&gt; “Wireless &amp; networks” -&gt; “Wi-Fi settings” -&gt; “menu” button, choose “Advanced” </text:span><text:soft-page-break/><text:span text:style-name="T1">-&gt; “Wi-Fi sleep policy” -&gt; “Never” to set the WiFi connection stable.</text:span></text:p>
      <text:p text:style-name="P1"/>
      <text:p text:style-name="P2"><text:span text:style-name="T3">Q: What information can I get from your system.</text:span></text:p>
      <text:p text:style-name="P2"><text:span text:style-name="T1">A: You can obtain your personalized indoor air quality information from our website. You can zoom in to look at specific time ranges, specific pollutants and specific rooms and learn about the air quality there. </text:span></text:p>
      <text:p text:style-name="P2"><text:span text:style-name="T1"><text:s/>  </text:span></text:p>
      <text:p text:style-name="P2"><text:span text:style-name="T3">Q: If I need to input room, do I need to input multiple times?</text:span></text:p>
      <text:p text:style-name="P2"><text:span text:style-name="T1">A: You do not need to type the room name in again because once you input room location the corresponding information will be logged to the system.  However, the room and building information already in the system will appear in the spinner as candidates, which must be selected/confirmed each time you move between rooms.</text:span></text:p>
      <text:p text:style-name="P1"/>
      <text:p text:style-name="P2"><text:span text:style-name="T3">Q: What if I want to rename a room I entered before? E.g., I named a room as “my office”, but later I move to another office.</text:span></text:p>
      <text:p text:style-name="P2"><text:span text:style-name="T1">A:  This issue is not addressed in the current system.  If you decide you would like to change room names, please do so, and keep names consistent with the naming scheme.</text:span></text:p>
      <text:p text:style-name="P1"/>
      <text:p text:style-name="P2"><text:span text:style-name="T3">Q: How does the sun flower figure correspond to air quality level? </text:span></text:p>
      <text:p text:style-name="P2"><text:span text:style-name="T1">A: That capability is not configured yet</text:span></text:p>
      <text:p text:style-name="P1"/>
      <text:p text:style-name="P2"><text:span text:style-name="T3">Q: Before using this app, what do I need to do?</text:span></text:p>
      <text:p text:style-name="P2"><text:span text:style-name="T1">A: You need to go to </text:span><text:a xlink:type="simple" xlink:href="http://car.colorado.edu:443/"><text:span text:style-name="T5">http://car.colorado.edu:443</text:span></text:a><text:span text:style-name="T1"> to register your own account, input your phone’s IMEI and Bluetooth Mac address information.</text:span></text:p>
      <text:p text:style-name="P2"><text:soft-page-break/><text:span text:style-name="T1">You can find the IMEI or Bluetooth Mac address by doing the following: press “setting” -&gt; “About phone “ -&gt; “Status”, you could find Bluetooth Mac address and phone IMEI (or sometimes call “MEID”)</text:span></text:p>
      <text:p text:style-name="P1"/>
      <text:p text:style-name="P2"><text:span text:style-name="T3">Q: How do I download my personal data?</text:span></text:p>
      <text:p text:style-name="Standard"><text:span text:style-name="T1">A: You need to log in, go to “Your IAQ Report”, choose the time span and click the “download” button. All types of data along with timestamp and gps information will be downloaded to your local disk in the format of csv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1" svg:font-family="Time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ley Collier</meta:initial-creator>
    <dc:creator>Ashley Collier</dc:creator>
    <meta:editing-cycles>1</meta:editing-cycles>
    <meta:creation-date>2012-06-14T19:45:00</meta:creation-date>
    <dc:date>2012-06-14T19:47:00</dc:date>
    <meta:editing-duration>PT2S</meta:editing-duration>
    <meta:generator>LibreOffice/4.0.4.2$Linux_X86_64 LibreOffice_project/400m0$Build-2</meta:generator>
    <meta:document-statistic meta:table-count="0" meta:image-count="0" meta:object-count="0" meta:page-count="5" meta:paragraph-count="48" meta:word-count="1126" meta:character-count="6000" meta:non-whitespace-character-count="4864"/>
    <meta:user-defined meta:name="AppVersion">12.0000</meta:user-defined>
    <meta:user-defined meta:name="Company">Colorado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